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7.722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664cm"/>
    </style:style>
    <style:style style:name="co7" style:family="table-column">
      <style:table-column-properties fo:break-before="auto" style:column-width="7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1e90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4169e1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4169e1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job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7"/>
        <table:table-column table:style-name="co4" table:default-cell-style-name="ce9"/>
        <table:table-column table:style-name="co5" table:default-cell-style-name="Default"/>
        <table:table-row table:style-name="ro1" table:number-rows-repeated="4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3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 )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0.03*100" office:value-type="float" office:value="3" calcext:value-type="float">
            <text:p>3</text:p>
          </table:table-cell>
          <table:table-cell table:style-name="ce5" office:value-type="float" office:value="3.13" calcext:value-type="float">
            <text:p>3,13</text:p>
          </table:table-cell>
          <table:table-cell table:style-name="ce5" office:value-type="float" office:value="3.91" calcext:value-type="float">
            <text:p>3,91</text:p>
          </table:table-cell>
          <table:table-cell table:style-name="ce5" office:value-type="float" office:value="4.39" calcext:value-type="float">
            <text:p>4,39</text:p>
          </table:table-cell>
          <table:table-cell table:style-name="ce5" office:value-type="float" office:value="4.6" calcext:value-type="float">
            <text:p>4,6</text:p>
          </table:table-cell>
          <table:table-cell table:formula="of:=AVERAGE([.C8:.G8])" office:value-type="float" office:value="3.806" calcext:value-type="float">
            <text:p>3,806</text:p>
          </table:table-cell>
          <table:table-cell table:formula="of:=[.B8]*100/[.H8]" office:value-type="float" office:value="26.2743037309511" calcext:value-type="float">
            <text:p>26,2743037309511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formula="of:=0.3117*100" office:value-type="float" office:value="31.17" calcext:value-type="float">
            <text:p>31,17</text:p>
          </table:table-cell>
          <table:table-cell table:style-name="ce5" office:value-type="float" office:value="35.54" calcext:value-type="float">
            <text:p>35,54</text:p>
          </table:table-cell>
          <table:table-cell table:style-name="ce5" office:value-type="float" office:value="33.24" calcext:value-type="float">
            <text:p>33,24</text:p>
          </table:table-cell>
          <table:table-cell table:style-name="ce5" office:value-type="float" office:value="32.68" calcext:value-type="float">
            <text:p>32,68</text:p>
          </table:table-cell>
          <table:table-cell table:style-name="ce5" office:value-type="float" office:value="35.24" calcext:value-type="float">
            <text:p>35,24</text:p>
          </table:table-cell>
          <table:table-cell table:formula="of:=AVERAGE([.C9:.G9])" office:value-type="float" office:value="33.574" calcext:value-type="float">
            <text:p>33,574</text:p>
          </table:table-cell>
          <table:table-cell table:formula="of:=[.B9]*100/[.H9]" office:value-type="float" office:value="29.7849526419253" calcext:value-type="float">
            <text:p>29,7849526419253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formula="of:=0.6634*100" office:value-type="float" office:value="66.34" calcext:value-type="float">
            <text:p>66,34</text:p>
          </table:table-cell>
          <table:table-cell table:style-name="ce5" office:value-type="float" office:value="64.86" calcext:value-type="float">
            <text:p>64,86</text:p>
          </table:table-cell>
          <table:table-cell table:style-name="ce5" office:value-type="float" office:value="64.62" calcext:value-type="float">
            <text:p>64,62</text:p>
          </table:table-cell>
          <table:table-cell table:style-name="ce5" office:value-type="float" office:value="65.11" calcext:value-type="float">
            <text:p>65,11</text:p>
          </table:table-cell>
          <table:table-cell table:style-name="ce5" office:value-type="float" office:value="65.58" calcext:value-type="float">
            <text:p>65,58</text:p>
          </table:table-cell>
          <table:table-cell table:formula="of:=AVERAGE([.C10:.G10])" office:value-type="float" office:value="65.302" calcext:value-type="float">
            <text:p>65,302</text:p>
          </table:table-cell>
          <table:table-cell table:formula="of:=[.B10]*100/[.H10]" office:value-type="float" office:value="30.6269333251662" calcext:value-type="float">
            <text:p>30,6269333251662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3,3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42" calcext:value-type="float">
            <text:p>5,42</text:p>
          </table:table-cell>
          <table:table-cell table:style-name="ce5" office:value-type="float" office:value="2.71" calcext:value-type="float">
            <text:p>2,71</text:p>
          </table:table-cell>
          <table:table-cell table:style-name="ce5" office:value-type="float" office:value="3.27" calcext:value-type="float">
            <text:p>3,27</text:p>
          </table:table-cell>
          <table:table-cell table:style-name="ce5" office:value-type="float" office:value="3.84" calcext:value-type="float">
            <text:p>3,84</text:p>
          </table:table-cell>
          <table:table-cell table:style-name="ce5" office:value-type="float" office:value="4.39" calcext:value-type="float">
            <text:p>4,39</text:p>
          </table:table-cell>
          <table:table-cell table:formula="of:=AVERAGE([.C17:.G17])" office:value-type="float" office:value="3.926" calcext:value-type="float">
            <text:p>3,926</text:p>
          </table:table-cell>
          <table:table-cell table:formula="of:=[.B17]*100/[.H17]" office:value-type="float" office:value="25.4712175241977" calcext:value-type="float">
            <text:p>25,4712175241977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2.44" calcext:value-type="float">
            <text:p>32,44</text:p>
          </table:table-cell>
          <table:table-cell table:style-name="ce5" office:value-type="float" office:value="32.37" calcext:value-type="float">
            <text:p>32,37</text:p>
          </table:table-cell>
          <table:table-cell table:style-name="ce5" office:value-type="float" office:value="34.85" calcext:value-type="float">
            <text:p>34,85</text:p>
          </table:table-cell>
          <table:table-cell table:style-name="ce5" office:value-type="float" office:value="36.75" calcext:value-type="float">
            <text:p>36,75</text:p>
          </table:table-cell>
          <table:table-cell table:style-name="ce5" office:value-type="float" office:value="34.45" calcext:value-type="float">
            <text:p>34,45</text:p>
          </table:table-cell>
          <table:table-cell table:formula="of:=AVERAGE([.C18:.G18])" office:value-type="float" office:value="34.172" calcext:value-type="float">
            <text:p>34,172</text:p>
          </table:table-cell>
          <table:table-cell table:formula="of:=[.B18]*100/[.H18]" office:value-type="float" office:value="29.2637246868781" calcext:value-type="float">
            <text:p>29,2637246868781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71.37" calcext:value-type="float">
            <text:p>71,37</text:p>
          </table:table-cell>
          <table:table-cell table:style-name="ce5" office:value-type="float" office:value="72.89" calcext:value-type="float">
            <text:p>72,89</text:p>
          </table:table-cell>
          <table:table-cell table:style-name="ce5" office:value-type="float" office:value="69.36" calcext:value-type="float">
            <text:p>69,36</text:p>
          </table:table-cell>
          <table:table-cell table:style-name="ce5" office:value-type="float" office:value="68.13" calcext:value-type="float">
            <text:p>68,13</text:p>
          </table:table-cell>
          <table:table-cell table:style-name="ce5" office:value-type="float" office:value="67.27" calcext:value-type="float">
            <text:p>67,27</text:p>
          </table:table-cell>
          <table:table-cell table:formula="of:=AVERAGE([.C19:.G19])" office:value-type="float" office:value="69.804" calcext:value-type="float">
            <text:p>69,804</text:p>
          </table:table-cell>
          <table:table-cell table:formula="of:=[.B19]*100/[.H19]" office:value-type="float" office:value="28.6516532003897" calcext:value-type="float">
            <text:p>28,6516532003897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2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4.84" calcext:value-type="float">
            <text:p>4,84</text:p>
          </table:table-cell>
          <table:table-cell table:style-name="ce5" office:value-type="float" office:value="4.94" calcext:value-type="float">
            <text:p>4,94</text:p>
          </table:table-cell>
          <table:table-cell table:style-name="ce5" office:value-type="float" office:value="5.58" calcext:value-type="float">
            <text:p>5,58</text:p>
          </table:table-cell>
          <table:table-cell table:style-name="ce5" office:value-type="float" office:value="4.71" calcext:value-type="float">
            <text:p>4,71</text:p>
          </table:table-cell>
          <table:table-cell table:formula="of:=AVERAGE([.C26:.G26])" office:value-type="float" office:value="4.634" calcext:value-type="float">
            <text:p>4,634</text:p>
          </table:table-cell>
          <table:table-cell table:formula="of:=[.B26]*100/[.H26]" office:value-type="float" office:value="21.5796288303841" calcext:value-type="float">
            <text:p>21,5796288303841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6.68" calcext:value-type="float">
            <text:p>36,68</text:p>
          </table:table-cell>
          <table:table-cell table:style-name="ce5" office:value-type="float" office:value="37.05" calcext:value-type="float">
            <text:p>37,05</text:p>
          </table:table-cell>
          <table:table-cell table:style-name="ce5" office:value-type="float" office:value="42.88" calcext:value-type="float">
            <text:p>42,88</text:p>
          </table:table-cell>
          <table:table-cell table:style-name="ce5" office:value-type="float" office:value="40.45" calcext:value-type="float">
            <text:p>40,45</text:p>
          </table:table-cell>
          <table:table-cell table:style-name="ce5" office:value-type="float" office:value="41.02" calcext:value-type="float">
            <text:p>41,02</text:p>
          </table:table-cell>
          <table:table-cell table:formula="of:=AVERAGE([.C27:.G27])" office:value-type="float" office:value="39.616" calcext:value-type="float">
            <text:p>39,616</text:p>
          </table:table-cell>
          <table:table-cell table:formula="of:=[.B27]*100/[.H27]" office:value-type="float" office:value="25.2423263327948" calcext:value-type="float">
            <text:p>25,2423263327948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6.24" calcext:value-type="float">
            <text:p>86,24</text:p>
          </table:table-cell>
          <table:table-cell table:style-name="ce5" office:value-type="float" office:value="77.62" calcext:value-type="float">
            <text:p>77,62</text:p>
          </table:table-cell>
          <table:table-cell table:style-name="ce5" office:value-type="float" office:value="83.33" calcext:value-type="float">
            <text:p>83,33</text:p>
          </table:table-cell>
          <table:table-cell table:style-name="ce5" office:value-type="float" office:value="80.12" calcext:value-type="float">
            <text:p>80,12</text:p>
          </table:table-cell>
          <table:table-cell table:style-name="ce5" office:value-type="float" office:value="77.36" calcext:value-type="float">
            <text:p>77,36</text:p>
          </table:table-cell>
          <table:table-cell table:formula="of:=AVERAGE([.C28:.G28])" office:value-type="float" office:value="80.934" calcext:value-type="float">
            <text:p>80,934</text:p>
          </table:table-cell>
          <table:table-cell table:formula="of:=[.B28]*100/[.H28]" office:value-type="float" office:value="24.7114933155411" calcext:value-type="float">
            <text:p>24,7114933155411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2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6.94" calcext:value-type="float">
            <text:p>6,94</text:p>
          </table:table-cell>
          <table:table-cell table:style-name="ce5" office:value-type="float" office:value="6.08" calcext:value-type="float">
            <text:p>6,08</text:p>
          </table:table-cell>
          <table:table-cell table:style-name="ce5" office:value-type="float" office:value="5.16" calcext:value-type="float">
            <text:p>5,16</text:p>
          </table:table-cell>
          <table:table-cell table:style-name="ce5" office:value-type="float" office:value="5.61" calcext:value-type="float">
            <text:p>5,61</text:p>
          </table:table-cell>
          <table:table-cell table:style-name="ce5" office:value-type="float" office:value="4.4" calcext:value-type="float">
            <text:p>4,4</text:p>
          </table:table-cell>
          <table:table-cell table:formula="of:=AVERAGE([.C35:.G35])" office:value-type="float" office:value="5.638" calcext:value-type="float">
            <text:p>5,638</text:p>
          </table:table-cell>
          <table:table-cell table:formula="of:=[.B35]*100/[.H35]" office:value-type="float" office:value="17.7367860943597" calcext:value-type="float">
            <text:p>17,7367860943597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47.31" calcext:value-type="float">
            <text:p>47,31</text:p>
          </table:table-cell>
          <table:table-cell table:style-name="ce5" office:value-type="float" office:value="48.86" calcext:value-type="float">
            <text:p>48,86</text:p>
          </table:table-cell>
          <table:table-cell table:style-name="ce5" office:value-type="float" office:value="46.56" calcext:value-type="float">
            <text:p>46,56</text:p>
          </table:table-cell>
          <table:table-cell table:style-name="ce5" office:value-type="float" office:value="43.78" calcext:value-type="float">
            <text:p>43,78</text:p>
          </table:table-cell>
          <table:table-cell table:style-name="ce5" office:value-type="float" office:value="44.52" calcext:value-type="float">
            <text:p>44,52</text:p>
          </table:table-cell>
          <table:table-cell table:formula="of:=AVERAGE([.C36:.G36])" office:value-type="float" office:value="46.206" calcext:value-type="float">
            <text:p>46,206</text:p>
          </table:table-cell>
          <table:table-cell table:formula="of:=[.B36]*100/[.H36]" office:value-type="float" office:value="21.6422109682725" calcext:value-type="float">
            <text:p>21,6422109682725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0.9" calcext:value-type="float">
            <text:p>80,9</text:p>
          </table:table-cell>
          <table:table-cell table:style-name="ce5" office:value-type="float" office:value="84.68" calcext:value-type="float">
            <text:p>84,68</text:p>
          </table:table-cell>
          <table:table-cell table:style-name="ce5" office:value-type="float" office:value="90.11" calcext:value-type="float">
            <text:p>90,11</text:p>
          </table:table-cell>
          <table:table-cell table:style-name="ce5" office:value-type="float" office:value="91.28" calcext:value-type="float">
            <text:p>91,28</text:p>
          </table:table-cell>
          <table:table-cell table:style-name="ce5" office:value-type="float" office:value="84.65" calcext:value-type="float">
            <text:p>84,65</text:p>
          </table:table-cell>
          <table:table-cell table:formula="of:=AVERAGE([.C37:.G37])" office:value-type="float" office:value="86.324" calcext:value-type="float">
            <text:p>86,324</text:p>
          </table:table-cell>
          <table:table-cell table:formula="of:=[.B37]*100/[.H37]" office:value-type="float" office:value="23.168527871739" calcext:value-type="float">
            <text:p>23,168527871739</text:p>
          </table:table-cell>
          <table:table-cell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2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5.93" calcext:value-type="float">
            <text:p>5,93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5.85" calcext:value-type="float">
            <text:p>5,85</text:p>
          </table:table-cell>
          <table:table-cell table:formula="of:=AVERAGE([.C45:.G45])" office:value-type="float" office:value="5.886" calcext:value-type="float">
            <text:p>5,886</text:p>
          </table:table-cell>
          <table:table-cell table:formula="of:=[.B45]*100/[.H45]" office:value-type="float" office:value="16.9894665307509" calcext:value-type="float">
            <text:p>16,9894665307509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53.65" calcext:value-type="float">
            <text:p>53,65</text:p>
          </table:table-cell>
          <table:table-cell table:style-name="ce5" office:value-type="float" office:value="54.45" calcext:value-type="float">
            <text:p>54,45</text:p>
          </table:table-cell>
          <table:table-cell table:style-name="ce5" office:value-type="float" office:value="56.23" calcext:value-type="float">
            <text:p>56,23</text:p>
          </table:table-cell>
          <table:table-cell table:style-name="ce5" office:value-type="float" office:value="52.74" calcext:value-type="float">
            <text:p>52,74</text:p>
          </table:table-cell>
          <table:table-cell table:style-name="ce5" office:value-type="float" office:value="59.61" calcext:value-type="float">
            <text:p>59,61</text:p>
          </table:table-cell>
          <table:table-cell table:formula="of:=AVERAGE([.C46:.G46])" office:value-type="float" office:value="55.336" calcext:value-type="float">
            <text:p>55,336</text:p>
          </table:table-cell>
          <table:table-cell table:formula="of:=[.B46]*100/[.H46]" office:value-type="float" office:value="18.0714182449039" calcext:value-type="float">
            <text:p>18,0714182449039</text:p>
          </table:table-cell>
          <table:table-cell/>
        </table:table-row>
        <table:table-row table:style-name="ro1"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93.19" calcext:value-type="float">
            <text:p>93,19</text:p>
          </table:table-cell>
          <table:table-cell table:style-name="ce5" office:value-type="float" office:value="93.33" calcext:value-type="float">
            <text:p>93,33</text:p>
          </table:table-cell>
          <table:table-cell table:style-name="ce5" office:value-type="float" office:value="91.81" calcext:value-type="float">
            <text:p>91,81</text:p>
          </table:table-cell>
          <table:table-cell table:style-name="ce5" office:value-type="float" office:value="92.93" calcext:value-type="float">
            <text:p>92,93</text:p>
          </table:table-cell>
          <table:table-cell table:style-name="ce5" office:value-type="float" office:value="93.44" calcext:value-type="float">
            <text:p>93,44</text:p>
          </table:table-cell>
          <table:table-cell table:formula="of:=AVERAGE([.C47:.G47])" office:value-type="float" office:value="92.94" calcext:value-type="float">
            <text:p>92,94</text:p>
          </table:table-cell>
          <table:table-cell table:formula="of:=[.B47]*100/[.H47]" office:value-type="float" office:value="21.519259737465" calcext:value-type="float">
            <text:p>21,519259737465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 table:number-columns-spanned="9" table:number-rows-spanned="1">
            <text:p>after setting frq to 1,9 Ghz , the server fall on overflow using lamda = 20 job/sec and stated rejectng jobs <text:s/>=&gt; solution is to change lambda = 20 to lowest lamda </text:p>
          </table:table-cell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1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6.24" calcext:value-type="float">
            <text:p>6,24</text:p>
          </table:table-cell>
          <table:table-cell table:style-name="ce5" office:value-type="float" office:value="7.11" calcext:value-type="float">
            <text:p>7,11</text:p>
          </table:table-cell>
          <table:table-cell table:style-name="ce5" office:value-type="float" office:value="7.89" calcext:value-type="float">
            <text:p>7,89</text:p>
          </table:table-cell>
          <table:table-cell table:style-name="ce5" office:value-type="float" office:value="9.46" calcext:value-type="float">
            <text:p>9,46</text:p>
          </table:table-cell>
          <table:table-cell table:style-name="ce5" office:value-type="float" office:value="6.9" calcext:value-type="float">
            <text:p>6,9</text:p>
          </table:table-cell>
          <table:table-cell table:formula="of:=AVERAGE([.C54:.G54])" office:value-type="float" office:value="7.52" calcext:value-type="float">
            <text:p>7,52</text:p>
          </table:table-cell>
          <table:table-cell table:formula="of:=[.B54]*100/[.H54]" office:value-type="float" office:value="13.2978723404255" calcext:value-type="float">
            <text:p>13,2978723404255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64.47" calcext:value-type="float">
            <text:p>64,47</text:p>
          </table:table-cell>
          <table:table-cell table:style-name="ce5" office:value-type="float" office:value="62.15" calcext:value-type="float">
            <text:p>62,15</text:p>
          </table:table-cell>
          <table:table-cell table:style-name="ce5" office:value-type="float" office:value="58.36" calcext:value-type="float">
            <text:p>58,36</text:p>
          </table:table-cell>
          <table:table-cell table:style-name="ce5" office:value-type="float" office:value="66.65" calcext:value-type="float">
            <text:p>66,65</text:p>
          </table:table-cell>
          <table:table-cell table:style-name="ce5" office:value-type="float" office:value="59.35" calcext:value-type="float">
            <text:p>59,35</text:p>
          </table:table-cell>
          <table:table-cell table:formula="of:=AVERAGE([.C55:.G55])" office:value-type="float" office:value="62.196" calcext:value-type="float">
            <text:p>62,196</text:p>
          </table:table-cell>
          <table:table-cell table:formula="of:=[.B55]*100/[.H55]" office:value-type="float" office:value="16.0782043861342" calcext:value-type="float">
            <text:p>16,0782043861342</text:p>
          </table:table-cell>
          <table:table-cell/>
        </table:table-row>
        <table:table-row table:style-name="ro1">
          <table:covered-table-cell/>
          <table:table-cell table:style-name="ce2" office:value-type="float" office:value="16" calcext:value-type="float">
            <text:p>16</text:p>
          </table:table-cell>
          <table:table-cell table:style-name="ce5" office:value-type="float" office:value="93.8" calcext:value-type="float">
            <text:p>93,8</text:p>
          </table:table-cell>
          <table:table-cell table:style-name="ce5" office:value-type="float" office:value="93.52" calcext:value-type="float">
            <text:p>93,52</text:p>
          </table:table-cell>
          <table:table-cell table:style-name="ce5" office:value-type="float" office:value="92.88" calcext:value-type="float">
            <text:p>92,88</text:p>
          </table:table-cell>
          <table:table-cell table:style-name="ce5" office:value-type="float" office:value="93.32" calcext:value-type="float">
            <text:p>93,32</text:p>
          </table:table-cell>
          <table:table-cell table:style-name="ce5" office:value-type="float" office:value="90.86" calcext:value-type="float">
            <text:p>90,86</text:p>
          </table:table-cell>
          <table:table-cell table:formula="of:=AVERAGE([.C56:.G56])" office:value-type="float" office:value="92.876" calcext:value-type="float">
            <text:p>92,876</text:p>
          </table:table-cell>
          <table:table-cell table:formula="of:=[.B56]*100/[.H56]" office:value-type="float" office:value="17.2272707696283" calcext:value-type="float">
            <text:p>17,2272707696283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1,5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10.37" calcext:value-type="float">
            <text:p>10,37</text:p>
          </table:table-cell>
          <table:table-cell table:style-name="ce5" office:value-type="float" office:value="8.73" calcext:value-type="float">
            <text:p>8,73</text:p>
          </table:table-cell>
          <table:table-cell table:style-name="ce5" office:value-type="float" office:value="9.49" calcext:value-type="float">
            <text:p>9,49</text:p>
          </table:table-cell>
          <table:table-cell table:style-name="ce5" office:value-type="float" office:value="9.45" calcext:value-type="float">
            <text:p>9,45</text:p>
          </table:table-cell>
          <table:table-cell table:formula="of:=AVERAGE([.C63:.G63])" office:value-type="float" office:value="9.288" calcext:value-type="float">
            <text:p>9,288</text:p>
          </table:table-cell>
          <table:table-cell table:formula="of:=[.B63]*100/[.H63]" office:value-type="float" office:value="10.7665805340224" calcext:value-type="float">
            <text:p>10,7665805340224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75.8" calcext:value-type="float">
            <text:p>75,8</text:p>
          </table:table-cell>
          <table:table-cell table:style-name="ce5" office:value-type="float" office:value="73.58" calcext:value-type="float">
            <text:p>73,58</text:p>
          </table:table-cell>
          <table:table-cell table:style-name="ce5" office:value-type="float" office:value="71.67" calcext:value-type="float">
            <text:p>71,67</text:p>
          </table:table-cell>
          <table:table-cell table:style-name="ce5" office:value-type="float" office:value="86.17" calcext:value-type="float">
            <text:p>86,17</text:p>
          </table:table-cell>
          <table:table-cell table:style-name="ce5" office:value-type="float" office:value="80.97" calcext:value-type="float">
            <text:p>80,97</text:p>
          </table:table-cell>
          <table:table-cell table:formula="of:=AVERAGE([.C64:.G64])" office:value-type="float" office:value="77.638" calcext:value-type="float">
            <text:p>77,638</text:p>
          </table:table-cell>
          <table:table-cell table:formula="of:=[.B64]*100/[.H64]" office:value-type="float" office:value="12.8802905793555" calcext:value-type="float">
            <text:p>12,8802905793555</text:p>
          </table:table-cell>
          <table:table-cell/>
        </table:table-row>
        <table:table-row table:style-name="ro1">
          <table:covered-table-cell/>
          <table:table-cell table:style-name="ce2" office:value-type="float" office:value="12" calcext:value-type="float">
            <text:p>12</text:p>
          </table:table-cell>
          <table:table-cell table:style-name="ce5" office:value-type="float" office:value="87.38" calcext:value-type="float">
            <text:p>87,38</text:p>
          </table:table-cell>
          <table:table-cell table:style-name="ce5" office:value-type="float" office:value="90.54" calcext:value-type="float">
            <text:p>90,54</text:p>
          </table:table-cell>
          <table:table-cell table:style-name="ce5" office:value-type="float" office:value="93.28" calcext:value-type="float">
            <text:p>93,28</text:p>
          </table:table-cell>
          <table:table-cell table:style-name="ce5" office:value-type="float" office:value="86.81" calcext:value-type="float">
            <text:p>86,81</text:p>
          </table:table-cell>
          <table:table-cell table:style-name="ce5" office:value-type="float" office:value="92.89" calcext:value-type="float">
            <text:p>92,89</text:p>
          </table:table-cell>
          <table:table-cell table:formula="of:=AVERAGE([.C65:.G65])" office:value-type="float" office:value="90.18" calcext:value-type="float">
            <text:p>90,18</text:p>
          </table:table-cell>
          <table:table-cell table:formula="of:=[.B65]*100/[.H65]" office:value-type="float" office:value="13.3067198935462" calcext:value-type="float">
            <text:p>13,3067198935462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7" table:number-rows-spanned="1">
            <text:p>Frequency = 1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72" calcext:value-type="float">
            <text:p>12,72</text:p>
          </table:table-cell>
          <table:table-cell table:style-name="ce5" office:value-type="float" office:value="10.73" calcext:value-type="float">
            <text:p>10,73</text:p>
          </table:table-cell>
          <table:table-cell table:style-name="ce5" office:value-type="float" office:value="10.29" calcext:value-type="float">
            <text:p>10,29</text:p>
          </table:table-cell>
          <table:table-cell table:style-name="ce5" office:value-type="float" office:value="12.58" calcext:value-type="float">
            <text:p>12,58</text:p>
          </table:table-cell>
          <table:table-cell table:style-name="ce5" office:value-type="float" office:value="8.6" calcext:value-type="float">
            <text:p>8,6</text:p>
          </table:table-cell>
          <table:table-cell table:formula="of:=AVERAGE([.C72:.G72])" office:value-type="float" office:value="10.984" calcext:value-type="float">
            <text:p>10,984</text:p>
          </table:table-cell>
          <table:table-cell table:formula="of:=[.B72]*100/[.H72]" office:value-type="float" office:value="9.10415149308085" calcext:value-type="float">
            <text:p>9,10415149308085</text:p>
          </table:table-cell>
          <table:table-cell/>
        </table:table-row>
        <table:table-row table:style-name="ro1">
          <table:covered-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89.12" calcext:value-type="float">
            <text:p>89,12</text:p>
          </table:table-cell>
          <table:table-cell table:style-name="ce5" office:value-type="float" office:value="86.85" calcext:value-type="float">
            <text:p>86,85</text:p>
          </table:table-cell>
          <table:table-cell table:style-name="ce5" office:value-type="float" office:value="86.78" calcext:value-type="float">
            <text:p>86,78</text:p>
          </table:table-cell>
          <table:table-cell table:style-name="ce5" office:value-type="float" office:value="83.27" calcext:value-type="float">
            <text:p>83,27</text:p>
          </table:table-cell>
          <table:table-cell table:style-name="ce5" office:value-type="float" office:value="81.92" calcext:value-type="float">
            <text:p>81,92</text:p>
          </table:table-cell>
          <table:table-cell table:formula="of:=AVERAGE([.C73:.G73])" office:value-type="float" office:value="85.588" calcext:value-type="float">
            <text:p>85,588</text:p>
          </table:table-cell>
          <table:table-cell table:formula="of:=[.B73]*100/[.H73]" office:value-type="float" office:value="10.5154928260971" calcext:value-type="float">
            <text:p>10,5154928260971</text:p>
          </table:table-cell>
          <table:table-cell/>
        </table:table-row>
        <table:table-row table:style-name="ro1"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92.3" calcext:value-type="float">
            <text:p>92,3</text:p>
          </table:table-cell>
          <table:table-cell table:style-name="ce5" office:value-type="float" office:value="91.99" calcext:value-type="float">
            <text:p>91,99</text:p>
          </table:table-cell>
          <table:table-cell table:style-name="ce5" office:value-type="float" office:value="93.39" calcext:value-type="float">
            <text:p>93,39</text:p>
          </table:table-cell>
          <table:table-cell table:style-name="ce5" office:value-type="float" office:value="85.75" calcext:value-type="float">
            <text:p>85,75</text:p>
          </table:table-cell>
          <table:table-cell table:style-name="ce5" office:value-type="float" office:value="87.94" calcext:value-type="float">
            <text:p>87,94</text:p>
          </table:table-cell>
          <table:table-cell table:formula="of:=AVERAGE([.C74:.G74])" office:value-type="float" office:value="90.274" calcext:value-type="float">
            <text:p>90,274</text:p>
          </table:table-cell>
          <table:table-cell table:formula="of:=[.B74]*100/[.H74]" office:value-type="float" office:value="11.0773866229479" calcext:value-type="float">
            <text:p>11,0773866229479</text:p>
          </table:table-cell>
          <table:table-cell/>
        </table:table-row>
      </table:table>
      <table:table table:name="job2" table:style-name="ta1">
        <table:table-column table:style-name="co2" table:number-columns-repeated="8" table:default-cell-style-name="Default"/>
        <table:table-column table:style-name="co6" table:default-cell-style-name="ce7"/>
        <table:table-column table:style-name="co7" table:default-cell-style-name="ce9"/>
        <table:table-column table:style-name="co2" table:default-cell-style-name="Default"/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table:number-columns-spanned="7" table:number-rows-spanned="1"/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3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 )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0.03*100" office:value-type="float" office:value="3" calcext:value-type="float">
            <text:p>3</text:p>
          </table:table-cell>
          <table:table-cell table:style-name="ce5" office:value-type="float" office:value="3.13" calcext:value-type="float">
            <text:p>3,13</text:p>
          </table:table-cell>
          <table:table-cell table:style-name="ce5" office:value-type="float" office:value="3.91" calcext:value-type="float">
            <text:p>3,91</text:p>
          </table:table-cell>
          <table:table-cell table:style-name="ce5" office:value-type="float" office:value="4.39" calcext:value-type="float">
            <text:p>4,39</text:p>
          </table:table-cell>
          <table:table-cell table:style-name="ce5" office:value-type="float" office:value="4.6" calcext:value-type="float">
            <text:p>4,6</text:p>
          </table:table-cell>
          <table:table-cell table:formula="of:=AVERAGE([.D9:.H9])" office:value-type="float" office:value="3.806" calcext:value-type="float">
            <text:p>3,806</text:p>
          </table:table-cell>
          <table:table-cell table:formula="of:=[.C9]*100/[.I9]" office:value-type="float" office:value="26.2743037309511" calcext:value-type="float">
            <text:p>26,2743037309511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formula="of:=0.3117*100" office:value-type="float" office:value="31.17" calcext:value-type="float">
            <text:p>31,17</text:p>
          </table:table-cell>
          <table:table-cell table:style-name="ce5" office:value-type="float" office:value="35.54" calcext:value-type="float">
            <text:p>35,54</text:p>
          </table:table-cell>
          <table:table-cell table:style-name="ce5" office:value-type="float" office:value="33.24" calcext:value-type="float">
            <text:p>33,24</text:p>
          </table:table-cell>
          <table:table-cell table:style-name="ce5" office:value-type="float" office:value="32.68" calcext:value-type="float">
            <text:p>32,68</text:p>
          </table:table-cell>
          <table:table-cell table:style-name="ce5" office:value-type="float" office:value="35.24" calcext:value-type="float">
            <text:p>35,24</text:p>
          </table:table-cell>
          <table:table-cell table:formula="of:=AVERAGE([.D10:.H10])" office:value-type="float" office:value="33.574" calcext:value-type="float">
            <text:p>33,574</text:p>
          </table:table-cell>
          <table:table-cell table:formula="of:=[.C10]*100/[.I10]" office:value-type="float" office:value="29.7849526419253" calcext:value-type="float">
            <text:p>29,7849526419253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formula="of:=0.6634*100" office:value-type="float" office:value="66.34" calcext:value-type="float">
            <text:p>66,34</text:p>
          </table:table-cell>
          <table:table-cell table:style-name="ce5" office:value-type="float" office:value="64.86" calcext:value-type="float">
            <text:p>64,86</text:p>
          </table:table-cell>
          <table:table-cell table:style-name="ce5" office:value-type="float" office:value="64.62" calcext:value-type="float">
            <text:p>64,62</text:p>
          </table:table-cell>
          <table:table-cell table:style-name="ce5" office:value-type="float" office:value="65.11" calcext:value-type="float">
            <text:p>65,11</text:p>
          </table:table-cell>
          <table:table-cell table:style-name="ce5" office:value-type="float" office:value="65.58" calcext:value-type="float">
            <text:p>65,58</text:p>
          </table:table-cell>
          <table:table-cell table:formula="of:=AVERAGE([.D11:.H11])" office:value-type="float" office:value="65.302" calcext:value-type="float">
            <text:p>65,302</text:p>
          </table:table-cell>
          <table:table-cell table:formula="of:=[.C11]*100/[.I11]" office:value-type="float" office:value="30.6269333251662" calcext:value-type="float">
            <text:p>30,6269333251662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3,3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42" calcext:value-type="float">
            <text:p>5,42</text:p>
          </table:table-cell>
          <table:table-cell table:style-name="ce5" office:value-type="float" office:value="2.71" calcext:value-type="float">
            <text:p>2,71</text:p>
          </table:table-cell>
          <table:table-cell table:style-name="ce5" office:value-type="float" office:value="3.27" calcext:value-type="float">
            <text:p>3,27</text:p>
          </table:table-cell>
          <table:table-cell table:style-name="ce5" office:value-type="float" office:value="3.84" calcext:value-type="float">
            <text:p>3,84</text:p>
          </table:table-cell>
          <table:table-cell table:style-name="ce5" office:value-type="float" office:value="4.39" calcext:value-type="float">
            <text:p>4,39</text:p>
          </table:table-cell>
          <table:table-cell table:formula="of:=AVERAGE([.D19:.H19])" office:value-type="float" office:value="3.926" calcext:value-type="float">
            <text:p>3,926</text:p>
          </table:table-cell>
          <table:table-cell table:formula="of:=[.C19]*100/[.I19]" office:value-type="float" office:value="25.4712175241977" calcext:value-type="float">
            <text:p>25,4712175241977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2.44" calcext:value-type="float">
            <text:p>32,44</text:p>
          </table:table-cell>
          <table:table-cell table:style-name="ce5" office:value-type="float" office:value="32.37" calcext:value-type="float">
            <text:p>32,37</text:p>
          </table:table-cell>
          <table:table-cell table:style-name="ce5" office:value-type="float" office:value="34.85" calcext:value-type="float">
            <text:p>34,85</text:p>
          </table:table-cell>
          <table:table-cell table:style-name="ce5" office:value-type="float" office:value="36.75" calcext:value-type="float">
            <text:p>36,75</text:p>
          </table:table-cell>
          <table:table-cell table:style-name="ce5" office:value-type="float" office:value="34.45" calcext:value-type="float">
            <text:p>34,45</text:p>
          </table:table-cell>
          <table:table-cell table:formula="of:=AVERAGE([.D20:.H20])" office:value-type="float" office:value="34.172" calcext:value-type="float">
            <text:p>34,172</text:p>
          </table:table-cell>
          <table:table-cell table:formula="of:=[.C20]*100/[.I20]" office:value-type="float" office:value="29.2637246868781" calcext:value-type="float">
            <text:p>29,2637246868781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71.37" calcext:value-type="float">
            <text:p>71,37</text:p>
          </table:table-cell>
          <table:table-cell table:style-name="ce5" office:value-type="float" office:value="72.89" calcext:value-type="float">
            <text:p>72,89</text:p>
          </table:table-cell>
          <table:table-cell table:style-name="ce5" office:value-type="float" office:value="69.36" calcext:value-type="float">
            <text:p>69,36</text:p>
          </table:table-cell>
          <table:table-cell table:style-name="ce5" office:value-type="float" office:value="68.13" calcext:value-type="float">
            <text:p>68,13</text:p>
          </table:table-cell>
          <table:table-cell table:style-name="ce5" office:value-type="float" office:value="67.27" calcext:value-type="float">
            <text:p>67,27</text:p>
          </table:table-cell>
          <table:table-cell table:formula="of:=AVERAGE([.D21:.H21])" office:value-type="float" office:value="69.804" calcext:value-type="float">
            <text:p>69,804</text:p>
          </table:table-cell>
          <table:table-cell table:formula="of:=[.C21]*100/[.I21]" office:value-type="float" office:value="28.6516532003897" calcext:value-type="float">
            <text:p>28,6516532003897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2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4.84" calcext:value-type="float">
            <text:p>4,84</text:p>
          </table:table-cell>
          <table:table-cell table:style-name="ce5" office:value-type="float" office:value="4.94" calcext:value-type="float">
            <text:p>4,94</text:p>
          </table:table-cell>
          <table:table-cell table:style-name="ce5" office:value-type="float" office:value="5.58" calcext:value-type="float">
            <text:p>5,58</text:p>
          </table:table-cell>
          <table:table-cell table:style-name="ce5" office:value-type="float" office:value="4.71" calcext:value-type="float">
            <text:p>4,71</text:p>
          </table:table-cell>
          <table:table-cell table:formula="of:=AVERAGE([.D28:.H28])" office:value-type="float" office:value="4.634" calcext:value-type="float">
            <text:p>4,634</text:p>
          </table:table-cell>
          <table:table-cell table:formula="of:=[.C28]*100/[.I28]" office:value-type="float" office:value="21.5796288303841" calcext:value-type="float">
            <text:p>21,5796288303841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36.68" calcext:value-type="float">
            <text:p>36,68</text:p>
          </table:table-cell>
          <table:table-cell table:style-name="ce5" office:value-type="float" office:value="37.05" calcext:value-type="float">
            <text:p>37,05</text:p>
          </table:table-cell>
          <table:table-cell table:style-name="ce5" office:value-type="float" office:value="42.88" calcext:value-type="float">
            <text:p>42,88</text:p>
          </table:table-cell>
          <table:table-cell table:style-name="ce5" office:value-type="float" office:value="40.45" calcext:value-type="float">
            <text:p>40,45</text:p>
          </table:table-cell>
          <table:table-cell table:style-name="ce5" office:value-type="float" office:value="41.02" calcext:value-type="float">
            <text:p>41,02</text:p>
          </table:table-cell>
          <table:table-cell table:formula="of:=AVERAGE([.D29:.H29])" office:value-type="float" office:value="39.616" calcext:value-type="float">
            <text:p>39,616</text:p>
          </table:table-cell>
          <table:table-cell table:formula="of:=[.C29]*100/[.I29]" office:value-type="float" office:value="25.2423263327948" calcext:value-type="float">
            <text:p>25,2423263327948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6.24" calcext:value-type="float">
            <text:p>86,24</text:p>
          </table:table-cell>
          <table:table-cell table:style-name="ce5" office:value-type="float" office:value="77.62" calcext:value-type="float">
            <text:p>77,62</text:p>
          </table:table-cell>
          <table:table-cell table:style-name="ce5" office:value-type="float" office:value="83.33" calcext:value-type="float">
            <text:p>83,33</text:p>
          </table:table-cell>
          <table:table-cell table:style-name="ce5" office:value-type="float" office:value="80.12" calcext:value-type="float">
            <text:p>80,12</text:p>
          </table:table-cell>
          <table:table-cell table:style-name="ce5" office:value-type="float" office:value="77.36" calcext:value-type="float">
            <text:p>77,36</text:p>
          </table:table-cell>
          <table:table-cell table:formula="of:=AVERAGE([.D30:.H30])" office:value-type="float" office:value="80.934" calcext:value-type="float">
            <text:p>80,934</text:p>
          </table:table-cell>
          <table:table-cell table:formula="of:=[.C30]*100/[.I30]" office:value-type="float" office:value="24.7114933155411" calcext:value-type="float">
            <text:p>24,7114933155411</text:p>
          </table:table-cell>
          <table:table-cell/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2,6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6.94" calcext:value-type="float">
            <text:p>6,94</text:p>
          </table:table-cell>
          <table:table-cell table:style-name="ce5" office:value-type="float" office:value="6.08" calcext:value-type="float">
            <text:p>6,08</text:p>
          </table:table-cell>
          <table:table-cell table:style-name="ce5" office:value-type="float" office:value="5.16" calcext:value-type="float">
            <text:p>5,16</text:p>
          </table:table-cell>
          <table:table-cell table:style-name="ce5" office:value-type="float" office:value="5.61" calcext:value-type="float">
            <text:p>5,61</text:p>
          </table:table-cell>
          <table:table-cell table:style-name="ce5" office:value-type="float" office:value="4.4" calcext:value-type="float">
            <text:p>4,4</text:p>
          </table:table-cell>
          <table:table-cell table:formula="of:=AVERAGE([.D40:.H40])" office:value-type="float" office:value="5.638" calcext:value-type="float">
            <text:p>5,638</text:p>
          </table:table-cell>
          <table:table-cell table:formula="of:=[.C40]*100/[.I40]" office:value-type="float" office:value="17.7367860943597" calcext:value-type="float">
            <text:p>17,7367860943597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47.31" calcext:value-type="float">
            <text:p>47,31</text:p>
          </table:table-cell>
          <table:table-cell table:style-name="ce5" office:value-type="float" office:value="48.86" calcext:value-type="float">
            <text:p>48,86</text:p>
          </table:table-cell>
          <table:table-cell table:style-name="ce5" office:value-type="float" office:value="46.56" calcext:value-type="float">
            <text:p>46,56</text:p>
          </table:table-cell>
          <table:table-cell table:style-name="ce5" office:value-type="float" office:value="43.78" calcext:value-type="float">
            <text:p>43,78</text:p>
          </table:table-cell>
          <table:table-cell table:style-name="ce5" office:value-type="float" office:value="44.52" calcext:value-type="float">
            <text:p>44,52</text:p>
          </table:table-cell>
          <table:table-cell table:formula="of:=AVERAGE([.D41:.H41])" office:value-type="float" office:value="46.206" calcext:value-type="float">
            <text:p>46,206</text:p>
          </table:table-cell>
          <table:table-cell table:formula="of:=[.C41]*100/[.I41]" office:value-type="float" office:value="21.6422109682725" calcext:value-type="float">
            <text:p>21,6422109682725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80.9" calcext:value-type="float">
            <text:p>80,9</text:p>
          </table:table-cell>
          <table:table-cell table:style-name="ce5" office:value-type="float" office:value="84.68" calcext:value-type="float">
            <text:p>84,68</text:p>
          </table:table-cell>
          <table:table-cell table:style-name="ce5" office:value-type="float" office:value="90.11" calcext:value-type="float">
            <text:p>90,11</text:p>
          </table:table-cell>
          <table:table-cell table:style-name="ce5" office:value-type="float" office:value="91.28" calcext:value-type="float">
            <text:p>91,28</text:p>
          </table:table-cell>
          <table:table-cell table:style-name="ce5" office:value-type="float" office:value="84.65" calcext:value-type="float">
            <text:p>84,65</text:p>
          </table:table-cell>
          <table:table-cell table:formula="of:=AVERAGE([.D42:.H42])" office:value-type="float" office:value="86.324" calcext:value-type="float">
            <text:p>86,324</text:p>
          </table:table-cell>
          <table:table-cell table:formula="of:=[.C42]*100/[.I42]" office:value-type="float" office:value="23.168527871739" calcext:value-type="float">
            <text:p>23,168527871739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2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5.93" calcext:value-type="float">
            <text:p>5,93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5.85" calcext:value-type="float">
            <text:p>5,85</text:p>
          </table:table-cell>
          <table:table-cell table:formula="of:=AVERAGE([.D50:.H50])" office:value-type="float" office:value="5.886" calcext:value-type="float">
            <text:p>5,886</text:p>
          </table:table-cell>
          <table:table-cell table:formula="of:=[.C50]*100/[.I50]" office:value-type="float" office:value="16.9894665307509" calcext:value-type="float">
            <text:p>16,9894665307509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53.65" calcext:value-type="float">
            <text:p>53,65</text:p>
          </table:table-cell>
          <table:table-cell table:style-name="ce5" office:value-type="float" office:value="54.45" calcext:value-type="float">
            <text:p>54,45</text:p>
          </table:table-cell>
          <table:table-cell table:style-name="ce5" office:value-type="float" office:value="56.23" calcext:value-type="float">
            <text:p>56,23</text:p>
          </table:table-cell>
          <table:table-cell table:style-name="ce5" office:value-type="float" office:value="52.74" calcext:value-type="float">
            <text:p>52,74</text:p>
          </table:table-cell>
          <table:table-cell table:style-name="ce5" office:value-type="float" office:value="59.61" calcext:value-type="float">
            <text:p>59,61</text:p>
          </table:table-cell>
          <table:table-cell table:formula="of:=AVERAGE([.D51:.H51])" office:value-type="float" office:value="55.336" calcext:value-type="float">
            <text:p>55,336</text:p>
          </table:table-cell>
          <table:table-cell table:formula="of:=[.C51]*100/[.I51]" office:value-type="float" office:value="18.0714182449039" calcext:value-type="float">
            <text:p>18,0714182449039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93.19" calcext:value-type="float">
            <text:p>93,19</text:p>
          </table:table-cell>
          <table:table-cell table:style-name="ce5" office:value-type="float" office:value="93.33" calcext:value-type="float">
            <text:p>93,33</text:p>
          </table:table-cell>
          <table:table-cell table:style-name="ce5" office:value-type="float" office:value="91.81" calcext:value-type="float">
            <text:p>91,81</text:p>
          </table:table-cell>
          <table:table-cell table:style-name="ce5" office:value-type="float" office:value="92.93" calcext:value-type="float">
            <text:p>92,93</text:p>
          </table:table-cell>
          <table:table-cell table:style-name="ce5" office:value-type="float" office:value="93.44" calcext:value-type="float">
            <text:p>93,44</text:p>
          </table:table-cell>
          <table:table-cell table:formula="of:=AVERAGE([.D52:.H52])" office:value-type="float" office:value="92.94" calcext:value-type="float">
            <text:p>92,94</text:p>
          </table:table-cell>
          <table:table-cell table:formula="of:=[.C52]*100/[.I52]" office:value-type="float" office:value="21.519259737465" calcext:value-type="float">
            <text:p>21,519259737465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9" table:number-rows-spanned="1">
            <text:p>after setting frq to 1,9 Ghz , the server fall on overflow using lamda = 20 job/sec and stated rejectng jobs <text:s/>=&gt; solution is to change lambda = 20 to lamda = 19 </text:p>
          </table:table-cell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1,9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formula="of:=AVERAGE([.D59:.H59])" office:value-type="string" office:string-value="" calcext:value-type="error">
            <text:p>#DIV/0!</text:p>
          </table:table-cell>
          <table:table-cell table:formula="of:=[.C59]*100/[.I5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5"/>
          <table:table-cell table:formula="of:=AVERAGE([.D60:.H60])" office:value-type="string" office:string-value="" calcext:value-type="error">
            <text:p>#DIV/0!</text:p>
          </table:table-cell>
          <table:table-cell table:formula="of:=[.C60]*100/[.I6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formula="of:=AVERAGE([.D61:.H61])" office:value-type="string" office:string-value="" calcext:value-type="error">
            <text:p>#DIV/0!</text:p>
          </table:table-cell>
          <table:table-cell table:formula="of:=[.C61]*100/[.I61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1,5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formula="of:=AVERAGE([.D68:.H68])" office:value-type="string" office:string-value="" calcext:value-type="error">
            <text:p>#DIV/0!</text:p>
          </table:table-cell>
          <table:table-cell table:formula="of:=[.C68]*100/[.I6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5"/>
          <table:table-cell table:formula="of:=AVERAGE([.D69:.H69])" office:value-type="string" office:string-value="" calcext:value-type="error">
            <text:p>#DIV/0!</text:p>
          </table:table-cell>
          <table:table-cell table:formula="of:=[.C69]*100/[.I6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formula="of:=AVERAGE([.D70:.H70])" office:value-type="string" office:string-value="" calcext:value-type="error">
            <text:p>#DIV/0!</text:p>
          </table:table-cell>
          <table:table-cell table:formula="of:=[.C70]*100/[.I70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7" table:number-rows-spanned="1">
            <text:p>Frequency = 1,20Ghz</text:p>
          </table:table-cell>
          <table:covered-table-cell table:number-columns-repeated="4"/>
          <table:covered-table-cell table:number-columns-repeated="2" table:style-name="Default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Utilization %</text:p>
          </table:table-cell>
          <table:covered-table-cell table:number-columns-repeated="4"/>
          <table:table-cell office:value-type="string" calcext:value-type="string">
            <text:p>Mean Utilization %</text:p>
          </table:table-cell>
          <table:table-cell office:value-type="string" calcext:value-type="string">
            <text:p>Service rate u=(lamda/Mean utilization) *100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est1</text:p>
          </table:table-cell>
          <table:table-cell table:style-name="ce12" office:value-type="string" calcext:value-type="string">
            <text:p>test2</text:p>
          </table:table-cell>
          <table:table-cell table:style-name="ce12" office:value-type="string" calcext:value-type="string">
            <text:p>test3</text:p>
          </table:table-cell>
          <table:table-cell table:style-name="ce12" office:value-type="string" calcext:value-type="string">
            <text:p>test4</text:p>
          </table:table-cell>
          <table:table-cell table:style-name="ce12" office:value-type="string" calcext:value-type="string">
            <text:p>test5</text:p>
          </table:table-cell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Lamd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formula="of:=AVERAGE([.D77:.H77])" office:value-type="string" office:string-value="" calcext:value-type="error">
            <text:p>#DIV/0!</text:p>
          </table:table-cell>
          <table:table-cell table:formula="of:=[.C77]*100/[.I7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10" calcext:value-type="float">
            <text:p>10</text:p>
          </table:table-cell>
          <table:table-cell table:style-name="ce5" table:number-columns-repeated="5"/>
          <table:table-cell table:formula="of:=AVERAGE([.D78:.H78])" office:value-type="string" office:string-value="" calcext:value-type="error">
            <text:p>#DIV/0!</text:p>
          </table:table-cell>
          <table:table-cell table:formula="of:=[.C78]*100/[.I7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table:number-columns-repeated="5"/>
          <table:table-cell table:formula="of:=AVERAGE([.D79:.H79])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2:39:28.96508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12-26T14:49:12.192046895</meta:creation-date>
    <dc:date>2025-01-09T18:56:33.522683101</dc:date>
    <meta:editing-duration>PT9H32M6S</meta:editing-duration>
    <meta:editing-cycles>31</meta:editing-cycles>
    <meta:generator>LibreOffice/6.4.7.2$Linux_X86_64 LibreOffice_project/40$Build-2</meta:generator>
    <meta:document-statistic meta:table-count="2" meta:cell-count="500" meta:object-count="0"/>
  </office:meta>
</office:document-meta>
</file>